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25-01-19 15:0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16096" calcext:value-type="float">
            <text:p>38.160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24-01-04 21:3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7808" calcext:value-type="float">
            <text:p>37.97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23-01-05 23:41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21464" calcext:value-type="float">
            <text:p>37.62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22-01-05 19:3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36848" calcext:value-type="float">
            <text:p>37.36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21-02-02 21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892992" calcext:value-type="float">
            <text:p>36.892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20-01-04 20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1316" calcext:value-type="float">
            <text:p>36.713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9-01-24 18:44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62172" calcext:value-type="float">
            <text:p>36.621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8-01-04 18:2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32744" calcext:value-type="float">
            <text:p>36.432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7-01-05 20:18:3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338256" calcext:value-type="float">
            <text:p>36.338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6-01-04 19:51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137088" calcext:value-type="float">
            <text:p>36.137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5-01-05 17:23:1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414456" calcext:value-type="float">
            <text:p>36.414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4-01-04 23:07:2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84104" calcext:value-type="float">
            <text:p>35.884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3-01-05 19:56:37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70732" calcext:value-type="float">
            <text:p>35.70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2-01-06 15:05:5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70872" calcext:value-type="float">
            <text:p>35.17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1-01-06 17:37:01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10-01-05 14:39:02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94928" calcext:value-type="float">
            <text:p>34.094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9-01-07 16:14:3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402776" calcext:value-type="float">
            <text:p>34.402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8-01-07 14:50:14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021776" calcext:value-type="float">
            <text:p>34.02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7-02-21 21:31:2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555432" calcext:value-type="float">
            <text:p>33.555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6-01-07 19:44:2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75728" calcext:value-type="float">
            <text:p>32.8757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5-01-11 22:10:5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4832" calcext:value-type="float">
            <text:p>32.564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4-01-05 19:52:29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3-01-06 19:41:43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8536" calcext:value-type="float">
            <text:p>30.958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2-01-07 19:26:55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1-01-08 21:00:08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2000-01-05 08:08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01464" calcext:value-type="float">
            <text:p>30.001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9-01-06 18:08:4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77792" calcext:value-type="float">
            <text:p>29.577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8-01-07 22:25:06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27272" calcext:value-type="float">
            <text:p>29.227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7-01-07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798" calcext:value-type="float">
            <text:p>28.879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6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6168" calcext:value-type="float">
            <text:p>28.776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5-01-1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340304" calcext:value-type="float">
            <text:p>28.3403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4-01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40432" calcext:value-type="float">
            <text:p>27.840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3-02-04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2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86864" calcext:value-type="float">
            <text:p>27.48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1-01-09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01648" calcext:value-type="float">
            <text:p>26.901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90-01-10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401776" calcext:value-type="float">
            <text:p>26.4017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88-01-26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02416" calcext:value-type="float">
            <text:p>23.902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87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289256" calcext:value-type="float">
            <text:p>25.289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86-01-0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71928" calcext:value-type="float">
            <text:p>24.71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85-01-2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27732" calcext:value-type="float">
            <text:p>24.277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70217101593801</text:p>
          </table:table-cell>
          <table:table-cell office:value-type="string" calcext:value-type="string">
            <text:p>1984-02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716488" calcext:value-type="float">
            <text:p>23.716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241" meta:object-count="0"/>
    <meta:user-defined meta:name="AppVersion">3.0</meta:user-defined>
  </office:meta>
</office:document-meta>
</file>